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661" officeooo:paragraph-rsid="0013a661"/>
    </style:style>
    <style:style style:name="P2" style:family="paragraph" style:parent-style-name="Standard">
      <style:text-properties officeooo:rsid="00144c82" officeooo:paragraph-rsid="00144c82"/>
    </style:style>
    <style:style style:name="P3" style:family="paragraph" style:parent-style-name="Standard">
      <style:text-properties officeooo:rsid="0015dfa4" officeooo:paragraph-rsid="0015dfa4"/>
    </style:style>
    <style:style style:name="P4" style:family="paragraph" style:parent-style-name="Standard">
      <style:text-properties officeooo:rsid="0015dfa4" officeooo:paragraph-rsid="0017a881"/>
    </style:style>
    <style:style style:name="P5" style:family="paragraph" style:parent-style-name="Standard">
      <style:text-properties officeooo:rsid="0017a881" officeooo:paragraph-rsid="0017a881"/>
    </style:style>
    <style:style style:name="T1" style:family="text">
      <style:text-properties officeooo:rsid="0013a661"/>
    </style:style>
    <style:style style:name="T2" style:family="text">
      <style:text-properties officeooo:rsid="00144c82"/>
    </style:style>
    <style:style style:name="T3" style:family="text">
      <style:text-properties officeooo:rsid="0015dfa4"/>
    </style:style>
    <style:style style:name="T4" style:family="text">
      <style:text-properties officeooo:rsid="0017a881"/>
    </style:style>
    <style:style style:name="T5" style:family="text">
      <style:text-properties officeooo:rsid="0017e00d"/>
    </style:style>
    <style:style style:name="T6" style:family="text">
      <style:text-properties officeooo:rsid="00180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Graduate <text:span text:style-name="T5">Committee</text:span>,</text:p>
      <text:p text:style-name="P5"/>
      <text:p text:style-name="P4">I am writing to express interest in the MA of Art History at Concordia. <text:s/>During my undergrad I focused on studio art, but my <text:span text:style-name="T5">work</text:span> <text:span text:style-name="T5">often reflected </text:span>themes of historical research and theoretical debates I was encountering in art history classes and electives from other departments, such as <text:span text:style-name="T4">m</text:span>usic <text:span text:style-name="T4">h</text:span>istory, Canadian <text:span text:style-name="T4">r</text:span>ural <text:span text:style-name="T4">d</text:span>evelopment, <text:span text:style-name="T4">d</text:span>evelopmental <text:span text:style-name="T4">p</text:span>sychology, and <text:span text:style-name="T4">p</text:span>sychotherapy. <text:s/><text:span text:style-name="T6">It was then I became intersetd in art history. <text:s/>In my third year I took time abroad to study fine arts at Bezalel Academy of Art and Design in Jerusalem, Israel. <text:s/>It was exciting to compare this multiculutred environment to Canada's, where artists and curators invested themselves boldly in creating inter-cultural dialogues. </text:span></text:p>
      <text:p text:style-name="P4"/>
      <text:p text:style-name="P4"><text:span text:style-name="T4">In my second final year I gave a presentation on Primitive and Emily Carr, which revealed my research aptitude and prompted Cathy Mattes, an alumnus of the MA Art History program, to offer me position as research assistant for my final year. <text:s/>In this position, I was exposed to her community-focused research methods, <text:s/>helped her organize events such as Walking with Our Sisters, and gained first-hand knowledge about curating and archiving. <text:s/>I had also been exposed to arts administration, education, and community involvement as summer assistant to Joan Trott of Mid-West Arts Centre, where I led a children's art program for three consecutive summers. <text:s/></text:span></text:p>
      <text:p text:style-name="P1"/>
      <text:p text:style-name="P1">A common theme in my interests during undergrad is how movements in art correspond to movements in domains of science, philosophy, politics and economics as well as literature and music. <text:s/>It is a challenge to assess what are sources of radical ideas, if a particular art movement influenced popular thought and paradigms in other academic domains or the other way around.</text:p>
      <text:p text:style-name="P1"/>
      <text:p text:style-name="P2">Essays in undergrad that exbited this theme I wrote were: <text:s/><text:span text:style-name="T1">Clay as a technological development that shaped ancient art development. <text:s/>Social realism being responsible for showing the plight of french poverty. <text:s/>The Church and Politics as a shaping factor of medieval Northern European artwork. <text:s/>And Primitvism and Emily Carr, which assessed the combination of Protestantism in Vitoria BC and the Blavastyss ( ) which I argue led to the Moderisnt movement ( ) as understood by the Group of Secen, in particult <text:s/>( <text:s/>) . <text:s text:c="2"/>In other departments (Rural Development) I wrote on settler-relations the impact of Ukrianian Immigration on First Nations communities. <text:s/></text:span></text:p>
      <text:p text:style-name="P1"/>
      <text:p text:style-name="P2">Theorists which have tapped into this method of analysis who are very influentail to me is art crtisim belonging to postermoderism, in the 80s and 90s. <text:s/>( ) 's collection of essays on “Compusive Beatuty” heavily examined surrealism through the literary and philipsohiphail movement of psychoanaylis, began by Freud in the 1800s. <text:s/>Martin Beauber's essay on the technologcial development of perspective, optical devices inlfuenced the “authority of the individual”. <text:s/>Who dev<text:span text:style-name="T5">e</text:span>led deep into the science of the day and the implications. <text:s/></text:p>
      <text:p text:style-name="P1"/>
      <text:p text:style-name="P2">I believe it is futile to challenge movememnts in art like Primitivism, without udnerstanding cultural, economic and political contexts of these movements, both in the academies and the populations. <text:s text:c="2"/>I also believe that research that accounts for different theories from other discplines will contribute much more to our understanding of human history and current attitudes in society. <text:s/>Research and education is taking a trend towards intersidplinary collaboration, and thinking in terms of other displiens will allow art hsitory to adapt and remain relevant. <text:span text:style-name="T3">Canadian art is a rare opporunity of has the intrigue of complex developed cultures clashing, borrowing from eachother in a modern context. <text:s/>Because colonialism is a relatively recent (and ongoing event) it is has the advatange to be studied over other art history in which less is availabale to study due to the age it occurred.</text:span></text:p>
      <text:p text:style-name="P2"/>
      <text:p text:style-name="P2"/>
      <text:p text:style-name="P3"><text:soft-page-break/>My diverse background in multiple discplines allowed me to understand what other theorteyical writing can offer to art history, and vice versa.</text:p>
      <text:p text:style-name="P2"/>
      <text:p text:style-name="P3">https://www.concordia.ca/finearts/art-history/faculty.html?fpid=kristina-huneault</text:p>
      <text:p text:style-name="P2"/>
      <text:p text:style-name="P2"/>
      <text:p text:style-name="P3">I would like to bring this interest into researching more deeply about female Canadian art movements and how reliegion played a part in their expressions. </text:p>
      <text:p text:style-name="P2"/>
      <text:p text:style-name="P2">Whether a researcher or educator at the post-secondary level or arts adminstrator, professionals who have a strong background in art history but wide scope will be able better equiipped to contribute to meaningful arts education in their communties and to their field. <text:s/>It is this thought I bring to the MA program at Concrodia. <text:s/>I believe an MA in Art History will solidfy my background to be able to speak about movements and develop new models to illustrate historical movements and to discuss trends and shifts of focus in contemporary art today. <text: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14:54.800000000</meta:creation-date>
    <dc:date>2016-12-12T14:35:30.034000000</dc:date>
    <meta:editing-duration>PT4M7S</meta:editing-duration>
    <meta:editing-cycles>1</meta:editing-cycles>
    <meta:document-statistic meta:table-count="0" meta:image-count="0" meta:object-count="0" meta:page-count="2" meta:paragraph-count="11" meta:word-count="740" meta:character-count="4763" meta:non-whitespace-character-count="3999"/>
    <meta:generator>LibreOffice/4.3.5.2$Windows_x86 LibreOffice_project/3a87456aaa6a95c63eea1c1b3201acedf0751bd5</meta:generator>
  </office:meta>
</office:document-meta>
</file>